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underline-style="solid" style:text-underline-width="auto" style:text-underline-color="font-color"/>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name="displayIndividualContentForm" form:apply-filter="true" form:method="post" form:control-implementation="ooo:com.sun.star.form.component.Form" office:target-frame="" xlink:href="../../../../../../../../../webapps/blackboard/execute/displayIndividualConten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TitleDiv">
        <text:section text:style-name="Sect1" text:name="pageTitleBar">
          <text:h text:style-name="Heading_20_1" text:outline-level="1"><text:bookmark text:name="pageTitleHeader"/><text:bookmark text:name="pageTitleText"/>Tarea 2 de mayo </text:h>
          <text:p text:style-name="Text_20_body"><text:bookmark text:name="cmlink_38bc6b51b4b442518bba86db9bdd9713"/><text:bookmark text:name="_titlebarExtraContent"/></text:p>
        </text:section>
      </text:section>
      <text:section text:style-name="Sect1" text:name="containerdiv">
        <text:h text:style-name="Heading_20_2" text:outline-level="2"><text:bookmark text:name="anonymous_element_8"/>Content</text:h>
        <text:list xml:id="list850907817287861882" text:style-name="L1">
          <text:list-item>
            <text:p text:style-name="P1"><text:bookmark text:name="pageList"/><text:bookmark text:name="contentListItem:_491655_1"/>194-201</text:p>
            <text:p text:style-name="P1"> Comentar la función del fragmento en tercera persona omnisciente, teniendo en cuenta la información presentada en clase; ¿qué nos revela de la <text:span text:style-name="T1">interioridad</text:span> de María de los Ángeles? ¿cómo podemos <text:span text:style-name="T1">conectar</text:span> los aspectos externos con la interioridad de la protagonista? </text:p>
            <text:p text:style-name="P1"> </text:p>
            <text:p text:style-name="P1">2.  Considerar la fecha de la última carta de Fabiano a la Madre Martínez y comentar el efecto que tiene en la obra (y en su propia lectura) la presentación diferida de los eventos sucedidos un año atrás. Piense en los temas que se han presentado hasta el momento.</text:p>
            <text:p text:style-name="P1"> </text:p>
            <text:p text:style-name="P1">3.  Teniendo en cuenta la información del párrafo en tercera persona omnisciente y la última carta de Fabiano, <text:span text:style-name="T1">reconstruir</text:span> lo que sucedió en el hotel</text:p>
            <text:p text:style-name="P1"> </text:p>
            <text:p text:style-name="P1">4.Escribe una tesis analítica en la que presentes cómo estrategias literarias comunican un mensaje analítico sobre el monólogo final.  Escribe un argumento en el que des  evidencia textual específica y expliques con tus propias palabras cómo tu evidencia textual apoya tu tesis. Escribe de 15 a 20 oraciones completas. Escribir esto a maquina y estar preparado para entregarlo al final de la clase.</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21:35:35.430897000</meta:creation-date>
    <dc:date>2018-04-26T21:35:53.819090000</dc:date>
    <meta:editing-duration>PT18S</meta:editing-duration>
    <meta:editing-cycles>1</meta:editing-cycles>
    <meta:document-statistic meta:table-count="0" meta:image-count="0" meta:object-count="0" meta:page-count="1" meta:paragraph-count="10" meta:word-count="191" meta:character-count="1119" meta:non-whitespace-character-count="933"/>
    <meta:generator>LibreOffice/5.2.5.1$MacOSX_X86_64 LibreOffice_project/0312e1a284a7d50ca85a365c316c7abbf20a4d22</meta:generator>
  </office:meta>
</office:document-meta>
</file>